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DejaVu Sans" fo:font-size="10pt" style:font-size-asian="10pt" style:font-size-complex="10pt"/>
    </style:style>
    <style:style style:name="P2" style:family="paragraph" style:parent-style-name="Standard">
      <style:text-properties style:font-name="DejaVu Sans" fo:font-size="11pt" style:font-size-asian="11pt" style:font-size-complex="11pt"/>
    </style:style>
    <style:style style:name="P3" style:family="paragraph" style:parent-style-name="Standard">
      <style:paragraph-properties fo:text-align="center" style:justify-single-word="false"/>
      <style:text-properties style:font-name="DejaVu Sans"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DejaVu Sans" fo:font-size="11pt" fo:font-weight="normal" style:font-size-asian="11pt" style:font-weight-asian="normal" style:font-size-complex="11pt" style:font-weight-complex="normal"/>
    </style:style>
    <style:style style:name="P5" style:family="paragraph" style:parent-style-name="Standard">
      <style:text-properties style:font-name="DejaVu Sans" fo:font-size="11pt" style:font-size-asian="9.60000038146973pt" style:font-size-complex="11pt"/>
    </style:style>
    <style:style style:name="P6" style:family="paragraph" style:parent-style-name="Standard">
      <style:paragraph-properties fo:text-align="center" style:justify-single-word="false"/>
      <style:text-properties style:font-name="DejaVu Sans" fo:font-size="20pt" fo:font-weight="bold" style:font-size-asian="20pt" style:font-weight-asian="bold" style:font-size-complex="20pt" style:font-weight-complex="bold"/>
    </style:style>
    <style:style style:name="P7" style:family="paragraph" style:parent-style-name="Standard">
      <style:paragraph-properties fo:text-align="start" style:justify-single-word="false"/>
      <style:text-properties style:font-name="DejaVu Sans" fo:font-size="9pt" fo:font-weight="normal" style:font-size-asian="9pt" style:font-weight-asian="normal" style:font-size-complex="9pt" style:font-weight-complex="normal"/>
    </style:style>
    <style:style style:name="P8" style:family="paragraph" style:parent-style-name="Standard" style:list-style-name="L1"/>
    <style:style style:name="P9" style:family="paragraph" style:parent-style-name="Standard">
      <style:text-properties fo:font-style="italic" style:font-style-asian="italic" style:font-style-complex="italic"/>
    </style:style>
    <style:style style:name="P10" style:family="paragraph" style:parent-style-name="Standard" style:list-style-name="L1">
      <style:text-properties fo:font-style="italic" style:font-style-asian="italic" style:font-style-complex="italic"/>
    </style:style>
    <style:style style:name="P11" style:family="paragraph" style:parent-style-name="Standard" style:list-style-name="L2">
      <style:text-properties fo:font-style="italic" style:font-style-asian="italic" style:font-style-complex="italic"/>
    </style:style>
    <style:style style:name="P12" style:family="paragraph" style:parent-style-name="Standard" style:list-style-name="L4">
      <style:text-properties fo:font-style="italic" style:font-style-asian="italic" style:font-style-complex="italic"/>
    </style:style>
    <style:style style:name="P13" style:family="paragraph" style:parent-style-name="Standard" style:list-style-name="L5">
      <style:text-properties fo:font-style="italic" style:font-style-asian="italic" style:font-style-complex="italic"/>
    </style:style>
    <style:style style:name="P14" style:family="paragraph" style:parent-style-name="Standard">
      <style:paragraph-properties fo:text-align="start" style:justify-single-word="false"/>
      <style:text-properties fo:font-style="italic" style:font-style-asian="italic" style:font-style-complex="italic"/>
    </style:style>
    <style:style style:name="P15" style:family="paragraph" style:parent-style-name="Standard" style:list-style-name="L7">
      <style:paragraph-properties fo:text-align="start" style:justify-single-word="false"/>
      <style:text-properties fo:font-style="italic" style:font-style-asian="italic" style:font-style-complex="italic"/>
    </style:style>
    <style:style style:name="P16" style:family="paragraph" style:parent-style-name="Standard" style:list-style-name="L8">
      <style:paragraph-properties fo:text-align="start" style:justify-single-word="false"/>
      <style:text-properties fo:font-style="italic" style:font-style-asian="italic" style:font-style-complex="italic"/>
    </style:style>
    <style:style style:name="P17" style:family="paragraph" style:parent-style-name="Standard" style:list-style-name="L10">
      <style:paragraph-properties fo:text-align="start" style:justify-single-word="false"/>
      <style:text-properties fo:font-style="italic" style:font-style-asian="italic" style:font-style-complex="italic"/>
    </style:style>
    <style:style style:name="P18" style:family="paragraph" style:parent-style-name="Standard">
      <style:paragraph-properties fo:line-height="100%" fo:text-align="start" style:justify-single-word="false"/>
      <style:text-properties fo:font-style="italic" style:font-style-asian="italic" style:font-style-complex="italic"/>
    </style:style>
    <style:style style:name="P19" style:family="paragraph" style:parent-style-name="Standard" style:list-style-name="L11">
      <style:paragraph-properties fo:line-height="100%" fo:text-align="start" style:justify-single-word="false"/>
      <style:text-properties fo:font-style="italic" style:font-style-asian="italic" style:font-style-complex="italic"/>
    </style:style>
    <style:style style:name="P20" style:family="paragraph" style:parent-style-name="Standard" style:list-style-name="L12">
      <style:paragraph-properties fo:line-height="100%" fo:text-align="start" style:justify-single-word="false"/>
      <style:text-properties fo:font-style="italic" style:font-style-asian="italic" style:font-style-complex="italic"/>
    </style:style>
    <style:style style:name="P21" style:family="paragraph" style:parent-style-name="Standard" style:list-style-name="L13">
      <style:paragraph-properties fo:line-height="100%" fo:text-align="start" style:justify-single-word="false"/>
      <style:text-properties fo:font-style="italic" style:font-style-asian="italic" style:font-style-complex="italic"/>
    </style:style>
    <style:style style:name="P22" style:family="paragraph" style:parent-style-name="Standard" style:list-style-name="L14">
      <style:paragraph-properties fo:line-height="100%" fo:text-align="start" style:justify-single-word="false"/>
      <style:text-properties fo:font-style="italic" style:font-style-asian="italic" style:font-style-complex="italic"/>
    </style:style>
    <style:style style:name="P23" style:family="paragraph" style:parent-style-name="Standard" style:list-style-name="L15">
      <style:text-properties fo:font-style="italic" style:font-style-asian="italic" style:font-style-complex="italic"/>
    </style:style>
    <style:style style:name="P24" style:family="paragraph" style:parent-style-name="Standard">
      <style:text-properties fo:font-style="italic" fo:font-weight="bold" style:font-style-asian="italic" style:font-weight-asian="bold" style:font-style-complex="italic" style:font-weight-complex="bold"/>
    </style:style>
    <style:style style:name="P25"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27" style:family="paragraph" style:parent-style-name="Standard">
      <style:paragraph-properties fo:line-height="100%" fo:text-align="start" style:justify-single-word="false"/>
      <style:text-properties fo:font-style="italic" fo:font-weight="bold" style:font-style-asian="italic" style:font-weight-asian="bold" style:font-style-complex="italic" style:font-weight-complex="bold"/>
    </style:style>
    <style:style style:name="P28" style:family="paragraph" style:parent-style-name="Standard">
      <style:paragraph-properties fo:line-height="100%" fo:text-align="center" style:justify-single-word="false"/>
      <style:text-properties fo:font-style="italic" fo:font-weight="bold" style:font-style-asian="italic" style:font-weight-asian="bold" style:font-style-complex="italic" style:font-weight-complex="bold"/>
    </style:style>
    <style:style style:name="P29" style:family="paragraph" style:parent-style-name="Standard">
      <style:text-properties fo:font-style="italic" fo:font-weight="normal" style:font-style-asian="italic" style:font-weight-asian="normal" style:font-style-complex="italic" style:font-weight-complex="normal"/>
    </style:style>
    <style:style style:name="P30"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31" style:family="paragraph" style:parent-style-name="Standard" style:list-style-name="L9">
      <style:paragraph-properties fo:text-align="start" style:justify-single-word="false"/>
      <style:text-properties fo:font-style="italic" fo:font-weight="normal" style:font-style-asian="italic" style:font-weight-asian="normal" style:font-style-complex="italic" style:font-weight-complex="normal"/>
    </style:style>
    <style:style style:name="P32" style:family="paragraph" style:parent-style-name="Standard">
      <style:paragraph-properties fo:line-height="100%" fo:text-align="start" style:justify-single-word="false"/>
      <style:text-properties fo:font-style="italic" fo:font-weight="normal" style:font-style-asian="italic" style:font-weight-asian="normal" style:font-style-complex="italic" style:font-weight-complex="normal"/>
    </style:style>
    <style:style style:name="P33" style:family="paragraph" style:parent-style-name="Standard">
      <style:text-properties fo:font-style="normal" style:font-style-asian="normal" style:font-style-complex="normal"/>
    </style:style>
    <style:style style:name="P34" style:family="paragraph" style:parent-style-name="Standard">
      <style:text-properties fo:font-style="normal" fo:font-weight="bold" style:font-style-asian="normal" style:font-weight-asian="bold" style:font-style-complex="normal" style:font-weight-complex="bold"/>
    </style:style>
    <style:style style:name="P35"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37" style:family="paragraph" style:parent-style-name="Standard">
      <style:text-properties fo:font-style="normal" fo:font-weight="normal"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39" style:family="paragraph" style:parent-style-name="Standard">
      <style:text-properties fo:font-weight="normal" style:font-weight-asian="normal" style:font-weight-complex="normal"/>
    </style:style>
    <style:style style:name="P40" style:family="paragraph" style:parent-style-name="Standard" style:list-style-name="L3">
      <style:text-properties fo:font-weight="normal" style:font-weight-asian="normal" style:font-weight-complex="normal"/>
    </style:style>
    <style:style style:name="P41" style:family="paragraph" style:parent-style-name="Standard" style:list-style-name="L6"/>
    <style:style style:name="P42" style:family="paragraph" style:parent-style-name="Standard" style:list-style-name="L8">
      <style:paragraph-properties fo:text-align="start" style:justify-single-word="false"/>
    </style:style>
    <style:style style:name="P43" style:family="paragraph" style:parent-style-name="Standard" style:list-style-name="L9">
      <style:paragraph-properties fo:text-align="start" style:justify-single-word="false"/>
    </style:style>
    <style:style style:name="P44" style:family="paragraph" style:parent-style-name="Standard">
      <style:paragraph-properties fo:break-before="page"/>
      <style:text-properties fo:font-style="italic" style:font-style-asian="italic" style:font-style-complex="italic"/>
    </style:style>
    <style:style style:name="P45" style:family="paragraph" style:parent-style-name="Preformatted_20_Text">
      <style:text-properties style:font-name="DejaVu Sans" fo:font-size="11pt" style:font-size-asian="9.60000038146973pt" style:font-size-complex="11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DejaVu Sans" fo:font-size="11pt" style:font-size-asian="9.60000038146973pt" style:font-size-complex="11pt"/>
    </style:style>
    <style:style style:name="T5" style:family="text">
      <style:text-properties style:font-name="DejaVu Sans" fo:font-size="11pt" fo:font-weight="normal" style:font-size-asian="9.60000038146973pt" style:font-weight-asian="normal" style:font-size-complex="11pt" style:font-weight-complex="normal"/>
    </style:style>
    <style:style style:name="T6" style:family="text">
      <style:text-properties style:font-name="DejaVu Sans" fo:font-size="11pt" fo:font-weight="bold" style:font-size-asian="9.60000038146973pt" style:font-weight-asian="bold" style:font-size-complex="11pt" style:font-weight-complex="bold"/>
    </style:style>
    <style:style style:name="T7" style:family="text">
      <style:text-properties style:font-name="DejaVu Sans" fo:font-size="11pt" fo:font-style="italic" fo:font-weight="normal" style:font-size-asian="9.60000038146973pt" style:font-style-asian="italic" style:font-weight-asian="normal" style:font-size-complex="11pt" style:font-style-complex="italic" style:font-weight-complex="normal"/>
    </style:style>
    <style:style style:name="T8" style:family="text">
      <style:text-properties style:font-name="DejaVu Sans" fo:font-size="11pt" fo:font-style="italic" style:font-size-asian="9.60000038146973pt" style:font-style-asian="italic" style:font-size-complex="11pt" style:font-style-complex="italic"/>
    </style:style>
    <style:style style:name="T9" style:family="text">
      <style:text-properties style:font-name="DejaVu Sans" fo:font-size="11pt" fo:font-style="italic" style:font-size-asian="9.60000038146973pt" style:font-style-asian="normal" style:font-size-complex="11pt" style:font-style-complex="normal"/>
    </style:style>
    <style:style style:name="T10" style:family="text">
      <style:text-properties style:font-name="DejaVu Sans" fo:font-size="11pt" fo:font-style="italic" style:text-underline-style="none" style:font-size-asian="9.60000038146973pt" style:font-style-asian="italic" style:font-size-complex="11pt" style:font-style-complex="italic"/>
    </style:style>
    <style:style style:name="T11" style:family="text">
      <style:text-properties style:font-name="DejaVu Sans" fo:font-size="11pt" fo:font-style="normal" fo:font-weight="normal" style:font-size-asian="9.60000038146973pt" style:font-style-asian="normal" style:font-weight-asian="normal" style:font-size-complex="11pt" style:font-style-complex="normal" style:font-weight-complex="normal"/>
    </style:style>
    <style:style style:name="T12" style:family="text">
      <style:text-properties style:font-name="DejaVu Sans" fo:font-size="11pt" fo:font-style="normal" style:font-size-asian="9.60000038146973pt" style:font-style-asian="normal" style:font-size-complex="11pt" style:font-style-complex="normal"/>
    </style:style>
    <style:style style:name="T13" style:family="text">
      <style:text-properties style:font-name="DejaVu Sans" fo:font-size="11pt" fo:font-style="normal" fo:font-weight="bold" style:font-size-asian="9.60000038146973pt" style:font-style-asian="normal" style:font-weight-asian="bold" style:font-size-complex="11pt" style:font-style-complex="normal" style:font-weight-complex="bold"/>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name="DejaVu Sans Mono1" fo:font-weight="normal" style:font-weight-asian="normal" style:font-weight-complex="normal"/>
    </style:style>
    <style:style style:name="T16" style:family="text">
      <style:text-properties style:font-name="DejaVu Sans Mono1" fo:font-size="9pt" fo:font-weight="normal" style:font-size-asian="9pt" style:font-weight-asian="normal" style:font-size-complex="9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ZAMGER v4.0</text:p>
      <text:p text:style-name="P6">Moduli</text:p>
      <text:p text:style-name="P4"/>
      <text:p text:style-name="P7">- 2009/02/10</text:p>
      <text:p text:style-name="P1"/>
      <text:p text:style-name="P1"/>
      <text:p text:style-name="P5">Moduli su organizovani u foldere prema namjeni, ali ta organizacija ni u kojem smislu ne ograničava njihovu primjenu.</text:p>
      <text:p text:style-name="P5"/>
      <text:p text:style-name="P5">Naziv modula je: <text:span text:style-name="T3">folder/ime</text:span></text:p>
      <text:p text:style-name="P5"/>
      <text:p text:style-name="P5">Svaki modul se sastoji od jedne funkcije pod nazivom <text:span text:style-name="T3">folder_ime()</text:span>, bez parametara, a nalazi se u datoteci <text:span text:style-name="T14">ime.php</text:span> u folderu <text:span text:style-name="T3">folder</text:span>.</text:p>
      <text:p text:style-name="P5"/>
      <text:p text:style-name="P5">Baza modula nalazi se u datoteci <text:span text:style-name="T1">registry.php</text:span><text:span text:style-name="T2">. Primjer reda iz ove datoteke:</text:span></text:p>
      <text:p text:style-name="P5"><text:span text:style-name="T2"/></text:p>
      <text:p text:style-name="P45"><text:span text:style-name="T15"><text:tab/></text:span><text:span text:style-name="T16">array("student/intro", "Studentski dashboard", "Dashboard", "S", "1", "0"),</text:span></text:p>
      <text:p text:style-name="P5"><text:span text:style-name="T2"/></text:p>
      <text:p text:style-name="P5"><text:span text:style-name="T2">Tumačenje:</text:span></text:p>
      <text:list xml:id="list494232862" text:style-name="L1">
        <text:list-item>
          <text:p text:style-name="P8"><text:span text:style-name="T7">student/intro</text:span><text:span text:style-name="T5"> - naziv modula (modul se nalazi u datoteci </text:span><text:span text:style-name="T6">student/intro.php</text:span><text:span text:style-name="T5">, a funkcija se zove </text:span><text:span text:style-name="T7">student_intro()</text:span><text:span text:style-name="T5"> ).</text:span></text:p>
        </text:list-item>
        <text:list-item>
          <text:p text:style-name="P8"><text:span text:style-name="T7">Studentski dashboard</text:span><text:span text:style-name="T5"> - naziv modula, prikazuje se u zaglavlju stranice</text:span></text:p>
        </text:list-item>
        <text:list-item>
          <text:p text:style-name="P10"><text:span text:style-name="T5">Dashboard</text:span><text:span text:style-name="T11"> - skraćeni naziv modula, koristi se npr. u menijima</text:span></text:p>
        </text:list-item>
        <text:list-item>
          <text:p text:style-name="P10"><text:span text:style-name="T5">S</text:span><text:span text:style-name="T11"> - korisnici tipa "student" imaju pravo pristupa modulu. Druga slova su: A - administrator, B - studentska služba, N - nastavnik ili asistent, P - public (javni modul).</text:span></text:p>
        </text:list-item>
        <text:list-item>
          <text:p text:style-name="P10"><text:span text:style-name="T5">1 </text:span><text:span text:style-name="T11">- modul koristi šablon (na ovo mjesto se stavlja 0 ako modul ne koristi šablon kao npr. za izvještaje)</text:span></text:p>
        </text:list-item>
        <text:list-item>
          <text:p text:style-name="P10"><text:span text:style-name="T5">0</text:span><text:span text:style-name="T11"> - modul je aktivan (moduli se mogu deaktivirati radi debugginga, u kojem slučaju neće biti prikazani u menijima, ali im se i dalje može direktno pristupiti preko URLa)</text:span></text:p>
        </text:list-item>
      </text:list>
      <text:p text:style-name="P9"><text:span text:style-name="T11"/></text:p>
      <text:p text:style-name="P9"><text:span text:style-name="T11">Folderi trenutno u upotrebi:</text:span></text:p>
      <text:list xml:id="list1137102738" text:style-name="L2">
        <text:list-item>
          <text:p text:style-name="P11"><text:span text:style-name="T5">admin</text:span><text:span text:style-name="T11"> - moduli za site administratora</text:span></text:p>
        </text:list-item>
        <text:list-item>
          <text:p text:style-name="P11"><text:span text:style-name="T5">common</text:span><text:span text:style-name="T11"> - moduli kojima svi ili većina korisnika može pristupiti</text:span></text:p>
        </text:list-item>
        <text:list-item>
          <text:p text:style-name="P11"><text:span text:style-name="T5">css</text:span><text:span text:style-name="T11"> - u ovom folderu nema modula, tu se nalazi stylesheet</text:span></text:p>
        </text:list-item>
        <text:list-item>
          <text:p text:style-name="P11"><text:span text:style-name="T5">doc</text:span><text:span text:style-name="T11"> - takođe nema modula, ovdje je dokumentacija</text:span></text:p>
        </text:list-item>
        <text:list-item>
          <text:p text:style-name="P11"><text:span text:style-name="T5">images</text:span><text:span text:style-name="T11"> - takođe bez modula, ovdje su razne slike koje se koriste za prikaz ekrana Zamgera</text:span></text:p>
        </text:list-item>
        <text:list-item>
          <text:p text:style-name="P11"><text:span text:style-name="T5">izvjestaji</text:span><text:span text:style-name="T11"> - ovdje se nalaze razne vrste izvještaja, od kojih nekima mogu pristupati svi korisnici a neki su limitirani za određene kategorije</text:span></text:p>
        </text:list-item>
        <text:list-item>
          <text:p text:style-name="P11"><text:span text:style-name="T5">js</text:span><text:span text:style-name="T11"> - u ovom folderu nema modula, tu se nalaze razne JavaScript komponente koje se koriste za GUI rendering (u ovom trenutku tu je samo ComboBox kontrola)</text:span></text:p>
        </text:list-item>
        <text:list-item>
          <text:p text:style-name="P11"><text:span text:style-name="T5">lib</text:span><text:span text:style-name="T11"> - osnovne komponente Zamgera, ne smije se brisati (što opet nisu moduli)</text:span></text:p>
        </text:list-item>
        <text:list-item>
          <text:p text:style-name="P11"><text:span text:style-name="T5">nastavnik</text:span><text:span text:style-name="T11"> - moduli za administraciju predmeta</text:span></text:p>
        </text:list-item>
        <text:list-item>
          <text:p text:style-name="P11"><text:span text:style-name="T5">public</text:span><text:span text:style-name="T11"> - javni moduli</text:span></text:p>
        </text:list-item>
        <text:list-item>
          <text:p text:style-name="P11"><text:span text:style-name="T5">saradnik</text:span><text:span text:style-name="T11"> - moduli za saradnike (nastavnike i asistente) koji ne administriraju predmet</text:span></text:p>
        </text:list-item>
        <text:list-item>
          <text:p text:style-name="P11"><text:span text:style-name="T5">student</text:span><text:span text:style-name="T11"> - moduli za studentski interfejs</text:span></text:p>
        </text:list-item>
        <text:list-item>
          <text:p text:style-name="P11"><text:span text:style-name="T5">studentska </text:span><text:span text:style-name="T11">- moduli za studentsku službu</text:span></text:p>
        </text:list-item>
      </text:list>
      <text:p text:style-name="P9"><text:span text:style-name="T11"/></text:p>
      <text:p text:style-name="P9"><text:soft-page-break/><text:span text:style-name="T11"/></text:p>
      <text:p text:style-name="P9"><text:span text:style-name="T11">Moduli se mogu sastojati od više akcija, koje mogu biti implementirane kao pomoćne funkcije. Moduli uglavnom predstavljaju zaokruženu cjelinu koja prikazuje određene podatke i omogućuje manipulaciju nad tim podacima. Modul može samom sebi prosljeđivati određene podatke (koristeći </text:span><text:span text:style-name="T5">genform()</text:span><text:span text:style-name="T11"> funkciju).</text:span></text:p>
      <text:p text:style-name="P9"><text:span text:style-name="T11"/></text:p>
      <text:p text:style-name="P9"><text:span text:style-name="T11">Modul se uglavljuje u šablon ovisno o vrsti korisnika, tako se studentski moduli i moduli za saradnike uglavljuju u prostor desno od menija, dok je u studentskoj službi meni trenutno iznad.</text:span></text:p>
      <text:p text:style-name="P9"><text:span text:style-name="T11"/></text:p>
      <text:p text:style-name="P9"><text:span text:style-name="T11"/></text:p>
      <text:p text:style-name="P24"><text:span text:style-name="T12">NOMENKLATURA</text:span></text:p>
      <text:p text:style-name="P24"><text:span text:style-name="T12"/></text:p>
      <text:p text:style-name="P29"><text:span text:style-name="T12">U nastavku dokumenta ispod svakog modula biće navedeni važniji parametri i njihove moguće vrijednosti po sistemu:</text:span></text:p>
      <text:p text:style-name="P29"><text:span text:style-name="T12"/></text:p>
      <text:list xml:id="list1938722101" text:style-name="L4">
        <text:list-item>
          <text:p text:style-name="P12"><text:span text:style-name="T5">parametar 1</text:span></text:p>
          <text:list>
            <text:list-item>
              <text:p text:style-name="P12"><text:span text:style-name="T5">vrijednost 1a</text:span></text:p>
            </text:list-item>
            <text:list-item>
              <text:p text:style-name="P12"><text:span text:style-name="T5">vrijednost 1b</text:span></text:p>
            </text:list-item>
            <text:list-item>
              <text:p text:style-name="P12"><text:span text:style-name="T5">vrijednost 1c</text:span></text:p>
            </text:list-item>
          </text:list>
        </text:list-item>
        <text:list-item>
          <text:p text:style-name="P12"><text:span text:style-name="T5">parametar 2</text:span></text:p>
          <text:list>
            <text:list-item>
              <text:p text:style-name="P12"><text:span text:style-name="T5">vrijednost 2a</text:span></text:p>
            </text:list-item>
            <text:list-item>
              <text:p text:style-name="P12"><text:span text:style-name="T5">...</text:span></text:p>
            </text:list-item>
          </text:list>
        </text:list-item>
      </text:list>
      <text:p text:style-name="P33"><text:span text:style-name="T5">ili</text:span></text:p>
      <text:list xml:id="list1696602386" text:style-name="L15">
        <text:list-item>
          <text:p text:style-name="P23"><text:span text:style-name="T5">parametar1=vrijednost1</text:span></text:p>
        </text:list-item>
        <text:list-item>
          <text:p text:style-name="P23"><text:span text:style-name="T5">parametar1=vrijednost2</text:span></text:p>
        </text:list-item>
        <text:list-item>
          <text:p text:style-name="P23"><text:span text:style-name="T5">...</text:span></text:p>
        </text:list-item>
      </text:list>
      <text:p text:style-name="P9"><text:span text:style-name="T5"/></text:p>
      <text:p text:style-name="P9"><text:span text:style-name="T5"/></text:p>
      <text:p text:style-name="P44"><text:span text:style-name="T11"/></text:p>
      <text:p text:style-name="P25"><text:span text:style-name="T12">ADMIN FOLDER</text:span></text:p>
      <text:p text:style-name="P29"><text:span text:style-name="T12"/></text:p>
      <text:list xml:id="list1275439474" text:style-name="L3">
        <text:list-header>
          <text:p text:style-name="P40"><text:span text:style-name="T9"/></text:p>
        </text:list-header>
      </text:list>
      <text:p text:style-name="P39"><text:span text:style-name="T13">admin/intro</text:span><text:span text:style-name="T12"> </text:span></text:p>
      <text:p text:style-name="P39"><text:span text:style-name="T12">Početna stranica administratorskog interfejsa. Na ovoj stranici se trenutno nalazi stablo svih predmeta, pri čemu se klikom na naziv predmeta može ući u administraciju predmeta (</text:span><text:span text:style-name="T10">nastavnik/predmet</text:span><text:span text:style-name="T12">) ili u prozor "Svi studenti" (</text:span><text:span text:style-name="T8">saradnik/grupa</text:span><text:span text:style-name="T12">).</text:span></text:p>
      <text:p text:style-name="P39"><text:span text:style-name="T12"/></text:p>
      <text:list xml:id="list1503785352" text:style-name="L5">
        <text:list-item>
          <text:p text:style-name="P13"><text:span text:style-name="T5">grupe=1</text:span><text:span text:style-name="T11"> - linkovi na pogled "Svi studenti"</text:span></text:p>
        </text:list-item>
        <text:list-item>
          <text:p text:style-name="P13"><text:span text:style-name="T5">grupe=(nedefinisan)</text:span><text:span text:style-name="T11"> - linkovi na administraciju predmeta</text:span></text:p>
        </text:list-item>
      </text:list>
      <text:p text:style-name="P33"><text:span text:style-name="T5"/></text:p>
      <text:p text:style-name="P33"><text:span text:style-name="T5"/></text:p>
      <text:p text:style-name="P34"><text:span text:style-name="T4">admin/kompakt</text:span></text:p>
      <text:p text:style-name="P37"><text:span text:style-name="T4">Kompaktovanje baze podataka. Kompaktovanje služi kako bi se obrisali stari podaci o nekom predmetu koji se više ne predaje i na taj način smanjila i rasteretila baza podataka. Trenutno se uglavnom brišu podaci o zadaćama.</text:span></text:p>
      <text:p text:style-name="P37"><text:span text:style-name="T4"/></text:p>
      <text:p text:style-name="P37"><text:span text:style-name="T4"/></text:p>
      <text:p text:style-name="P34"><text:span text:style-name="T4">admin/konzistentnost</text:span></text:p>
      <text:p text:style-name="P37"><text:span text:style-name="T4">Skripta vrši niz testova konzistentnosti baze podataka koji nisu implementirani unutar same baze zbog ograničenja MySQL-a. Takođe se nudi mogućnost manuelne popravke nekih od tih nekonzistentnosti. Trenutno se uglavnom kontrolišu stvari vezane za upis gdje neispravan upis nije zabranjen kako se ne bi pretjerano vezale ruke studentskoj službi. Testovi su trenutno:</text:span></text:p>
      <text:list xml:id="list244569605" text:style-name="L6">
        <text:list-item>
          <text:p text:style-name="P41"><text:span text:style-name="T11">preskakanje semestara</text:span></text:p>
        </text:list-item>
        <text:list-item>
          <text:p text:style-name="P41"><text:span text:style-name="T11">višestruka ocjena iz istog predmeta (koji je slušao više puta)</text:span></text:p>
        </text:list-item>
        <text:list-item>
          <text:p text:style-name="P41"><text:span text:style-name="T11">ponovno slušanje već položenih predmeta</text:span></text:p>
        </text:list-item>
        <text:list-item>
          <text:p text:style-name="P41"><text:span text:style-name="T11">ne slušanje predmeta koji nisu položeni</text:span></text:p>
        </text:list-item>
        <text:list-item>
          <text:p text:style-name="P41"><text:span text:style-name="T11">prijenos predmeta preko dvije godine ili prevelikog broja predmeta</text:span></text:p>
        </text:list-item>
        <text:list-item>
          <text:p text:style-name="P41"><text:span text:style-name="T11">ne zadovoljeni uslovi za upis određenog studija</text:span></text:p>
        </text:list-item>
        <text:list-item>
          <text:p text:style-name="P41"><text:span text:style-name="T11">student koji sluša predmete iako uopšte nije upisan na fakultet ili predmete sa pogrešnog studija</text:span></text:p>
        </text:list-item>
      </text:list>
      <text:p text:style-name="Standard"><text:span text:style-name="T11">Dodatne sugestije za provjeru konzistentnosti nalaze se u dokumentu </text:span><text:span text:style-name="T7">schema.odt</text:span><text:span text:style-name="T11">.</text:span></text:p>
      <text:p text:style-name="P37"><text:span text:style-name="T4"/></text:p>
      <text:p text:style-name="P37"><text:span text:style-name="T4"/></text:p>
      <text:p text:style-name="P34"><text:span text:style-name="T4">admin/log</text:span></text:p>
      <text:p text:style-name="P37"><text:span text:style-name="T4">Pregled dnevnika (logova). U bazi se čuva vrlo detaljan dnevnik svih aktivnosti koji treba redovno pregledati radi sigurnosnih propusta. Definisano je više nivoa pregleda. Nivo "svi događaji" zna biti pomalo spor zbog veličine tabele.</text:span></text:p>
      <text:p text:style-name="P37"><text:span text:style-name="T4"/></text:p>
      <text:p text:style-name="P37"><text:span text:style-name="T4"/></text:p>
      <text:p text:style-name="P34"><text:span text:style-name="T4">admin/misc</text:span></text:p>
      <text:p text:style-name="P37"><text:span text:style-name="T4">"Dummy" modul kako bi programer na brzinu mogao dodati neki kod koji treba izvršiti u kontekstu administratora.</text:span></text:p>
      <text:p text:style-name="P37"><text:span text:style-name="T4"/></text:p>
      <text:p text:style-name="P37"><text:span text:style-name="T4"/></text:p>
      <text:p text:style-name="P34"><text:span text:style-name="T4">admin/prijemni</text:span></text:p>
      <text:p text:style-name="P37"><text:span text:style-name="T4">Pomoćni modul za debugging modula za prijemni ispit i online ispravku grešaka.</text:span></text:p>
      <text:p text:style-name="P37"><text:span text:style-name="T4"/></text:p>
      <text:p text:style-name="P37"><text:span text:style-name="T4"/></text:p>
      <text:p text:style-name="P34"><text:span text:style-name="T4">admin/studij</text:span></text:p>
      <text:p text:style-name="P34"><text:span text:style-name="T5">Promjena raznih parametara studija. U pitanju su vrijednosti tabela: </text:span><text:span text:style-name="T7">akademska_godina, institucija, kanton, komponenta, studij, tippredmeta</text:span><text:span text:style-name="T5"> (vidjeti dokument </text:span><text:span text:style-name="T7">schema.odt</text:span><text:span text:style-name="T5">).</text:span></text:p>
      <text:p text:style-name="P34"><text:soft-page-break/><text:span text:style-name="T5"/></text:p>
      <text:p text:style-name="P34"><text:span text:style-name="T5"/></text:p>
      <text:p text:style-name="P35"><text:span text:style-name="T4">COMMON FOLDER</text:span></text:p>
      <text:p text:style-name="P35"><text:span text:style-name="T4"/></text:p>
      <text:p text:style-name="P36"><text:span text:style-name="T4">common/ajah</text:span></text:p>
      <text:p text:style-name="P38"><text:span text:style-name="T4">U ovom modulu se nalaze razne akcije koje su implementirane koristeći hidden iframe (AJAH). Akcije:</text:span></text:p>
      <text:list xml:id="list773067924" text:style-name="L7">
        <text:list-item>
          <text:p text:style-name="P15"><text:span text:style-name="T5">prisustvo</text:span><text:span text:style-name="T11"> - polja za prisustvo na </text:span><text:span text:style-name="T5">saradnik/grupa</text:span></text:p>
        </text:list-item>
        <text:list-item>
          <text:p text:style-name="P15"><text:span text:style-name="T5">izmjena_ispita</text:span><text:span text:style-name="T11"> - promjena rezultata ispita ili konačne ocjene na </text:span><text:span text:style-name="T5">saradnik/grupa</text:span></text:p>
        </text:list-item>
        <text:list-item>
          <text:p text:style-name="P15"><text:span text:style-name="T5">pretraga</text:span><text:span text:style-name="T11"> - pretraga korisnika radi autocomplete primaoca prilikom sastavljanja nove poruke u </text:span><text:span text:style-name="T5">common/inbox</text:span></text:p>
        </text:list-item>
        <text:list-item>
          <text:p text:style-name="P15"><text:span text:style-name="T5">prijemni_unos</text:span><text:span text:style-name="T11"> - unos rezultata prijemnog ispita u </text:span><text:span text:style-name="T5">studentska/prijemni</text:span><text:span text:style-name="T11"> (akcija </text:span><text:span text:style-name="T5">prijemni</text:span><text:span text:style-name="T11">)</text:span></text:p>
        </text:list-item>
        <text:list-item>
          <text:p text:style-name="P15"><text:span text:style-name="T5">prijemni_ocjene</text:span><text:span text:style-name="T11"> - unos ocjena iz srednje škole za prijemni ispit u </text:span><text:span text:style-name="T5">studentska/prijemni</text:span><text:span text:style-name="T11"> (akcija </text:span><text:span text:style-name="T5">unos</text:span><text:span text:style-name="T11">)</text:span></text:p>
        </text:list-item>
      </text:list>
      <text:p text:style-name="P14"><text:span text:style-name="T11">(Razne komponente AJAHa treba izdvojiti u module ispod foldera </text:span><text:span text:style-name="T13">ajah</text:span><text:span text:style-name="T11">).</text:span></text:p>
      <text:p text:style-name="P14"><text:span text:style-name="T11"/></text:p>
      <text:p text:style-name="P14"><text:span text:style-name="T11"/></text:p>
      <text:p text:style-name="P26"><text:span text:style-name="T12">common/attachment</text:span></text:p>
      <text:p text:style-name="P26"><text:span text:style-name="T11">Modul za download zadaće poslane u formi attachmenta. Ovaj modul provjerava privilegije i omogućuje download fajla.</text:span></text:p>
      <text:p text:style-name="P26"><text:span text:style-name="T11"/></text:p>
      <text:p text:style-name="P26"><text:span text:style-name="T11"/></text:p>
      <text:p text:style-name="P26"><text:span text:style-name="T12">common/inbox</text:span></text:p>
      <text:p text:style-name="P30"><text:span text:style-name="T12">U ovom modulu implementiran je kompletan messaging sistem Zamgera. Za detalje o sistemu pogledati fajl </text:span><text:span text:style-name="T4">schema.odt</text:span><text:span text:style-name="T12"> dio o tabeli </text:span><text:span text:style-name="T4">poruke</text:span><text:span text:style-name="T12">. Parametri:</text:span></text:p>
      <text:list xml:id="list2051877775" text:style-name="L8">
        <text:list-item>
          <text:p text:style-name="P42"><text:span text:style-name="T11">(default, bez parametara) - prikaz poruka u sandučetu</text:span></text:p>
        </text:list-item>
        <text:list-item>
          <text:p text:style-name="P16"><text:span text:style-name="T5">mode=outbox</text:span><text:span text:style-name="T11"> - prikaz poruka koje je korisnik poslao</text:span></text:p>
        </text:list-item>
        <text:list-item>
          <text:p text:style-name="P16"><text:span text:style-name="T5">poruka=</text:span><text:span text:style-name="T11"> (ID poruke) - prikaz jedne poruke</text:span></text:p>
        </text:list-item>
        <text:list-item>
          <text:p text:style-name="P16"><text:span text:style-name="T5">akcija=compose</text:span><text:span text:style-name="T11"> - sastavljanje nove poruke</text:span></text:p>
        </text:list-item>
        <text:list-item>
          <text:p text:style-name="P16"><text:span text:style-name="T5">akcija=odgovor</text:span><text:span text:style-name="T11"> - sastavljanje odgovora na poruku</text:span></text:p>
        </text:list-item>
        <text:list-item>
          <text:p text:style-name="P16"><text:span text:style-name="T5">akcija=send</text:span><text:span text:style-name="T11"> - slanje poruke koja je sastavljena akcijom </text:span><text:span text:style-name="T5">compose</text:span><text:span text:style-name="T11"> ili </text:span><text:span text:style-name="T5">odgovor</text:span></text:p>
        </text:list-item>
      </text:list>
      <text:p text:style-name="P14"><text:span text:style-name="T11"/></text:p>
      <text:p text:style-name="P14"><text:span text:style-name="T11"/></text:p>
      <text:p text:style-name="P26"><text:span text:style-name="T12">common/profil</text:span></text:p>
      <text:p text:style-name="P26"><text:span text:style-name="T11">Prikaz profila korisnika. Omogućuje korisniku da uputi zahtjev za promjenu ličnih poruka, te promjenu šifre ako se za autentikaciju ne koristi LDAP (nije implementirano).</text:span></text:p>
      <text:p text:style-name="P26"><text:span text:style-name="T11"/></text:p>
      <text:p text:style-name="P26"><text:span text:style-name="T11"/></text:p>
      <text:p text:style-name="P26"><text:span text:style-name="T12">common/raspored</text:span></text:p>
      <text:p text:style-name="P30"><text:span text:style-name="T12">Prikaz rasporeda časova za jednog korisnika. Modul je trenutno deaktiviran, treba ga prepraviti.</text:span></text:p>
      <text:p text:style-name="P30"><text:span text:style-name="T12"/></text:p>
      <text:p text:style-name="P30"><text:span text:style-name="T12"/></text:p>
      <text:p text:style-name="P25"><text:span text:style-name="T12">IZVJESTAJ FOLDER</text:span></text:p>
      <text:p text:style-name="P26"><text:span text:style-name="T11"/></text:p>
      <text:p text:style-name="P26"><text:span text:style-name="T12">izvjestaj/genijalci</text:span></text:p>
      <text:p text:style-name="P30"><text:span text:style-name="T12">Spisak studenata na studiju / svim studijima i semestru / svim semestrima sortiran po prosjeku ocjena studenta. Parametar </text:span><text:span text:style-name="T4">limit</text:span><text:span text:style-name="T12"> ograničava ukupan broj prikazanih studenata.</text:span></text:p>
      <text:p text:style-name="P30"><text:span text:style-name="T12"/></text:p>
      <text:p text:style-name="P30"><text:span text:style-name="T12"/></text:p>
      <text:p text:style-name="P26"><text:span text:style-name="T12">izvjestaj/granicni</text:span></text:p>
      <text:p text:style-name="P30"><text:span text:style-name="T12">Ovaj izvještaj daje spisak studenata koji su "granični slučajevi" po više kriterija. Obzirom da se ovaj izvještaj zakomplikovao u septembru 2008. godine, smatram da je </text:span><text:soft-page-break/><text:span text:style-name="T12">specifičan za ETF i trebalo bi ga izbaciti iz SVNa.</text:span></text:p>
      <text:p text:style-name="P30"><text:span text:style-name="T12"/></text:p>
      <text:p text:style-name="P26"><text:span text:style-name="T11"/></text:p>
      <text:p text:style-name="P26"><text:span text:style-name="T12">izvjestaj/grupe</text:span></text:p>
      <text:p text:style-name="P30"><text:span text:style-name="T12">Spisak studenata po grupama. Tip izvještaja može biti dvokolonski (</text:span><text:span text:style-name="T4">tip=double</text:span><text:span text:style-name="T12">) ili jednokolonski (</text:span><text:span text:style-name="T4">tip=single</text:span><text:span text:style-name="T12">). Parametar </text:span><text:span text:style-name="T4">komentari=1</text:span><text:span text:style-name="T12"> određuje da se prikazuju komentari na rad studenata (modul </text:span><text:span text:style-name="T4">saradnik/komentari</text:span><text:span text:style-name="T12">), a </text:span><text:span text:style-name="T4">prisustvo=1</text:span><text:span text:style-name="T12"> prikazuje tabelu sa kockicama za prisustvo i zadaće koje profesori mogu popunjavati ručno.</text:span></text:p>
      <text:p text:style-name="P30"><text:span text:style-name="T12"/></text:p>
      <text:p text:style-name="P26"><text:span text:style-name="T11"/></text:p>
      <text:p text:style-name="P26"><text:span text:style-name="T12">izvjestaj/index</text:span></text:p>
      <text:p text:style-name="P30"><text:span text:style-name="T12">Prikaz "indeksa" studenta, odnosno spisak predmeta koje je student slušao sa ocjenama.</text:span></text:p>
      <text:p text:style-name="P26"><text:span text:style-name="T11"/></text:p>
      <text:p text:style-name="P26"><text:span text:style-name="T11"/></text:p>
      <text:p text:style-name="P26"><text:span text:style-name="T12">izvjestaj/ispit</text:span></text:p>
      <text:p text:style-name="P30"><text:span text:style-name="T12">Statistika pojedinačnog ispita, uključujući prolaznost ukupnu, po grupama, grafikon ocjena i bodova i sl. Ukoliko se proslijedi parametar </text:span><text:span text:style-name="T4">ispit=svi</text:span><text:span text:style-name="T12">, izvještaj prikazuje ukupnu statistiku prolaznosti predmeta.</text:span></text:p>
      <text:p text:style-name="P30"><text:span text:style-name="T12"/></text:p>
      <text:p text:style-name="P30"><text:span text:style-name="T12"/></text:p>
      <text:p text:style-name="P26"><text:span text:style-name="T12">izvjestaj/predmet</text:span></text:p>
      <text:p text:style-name="P30"><text:span text:style-name="T12">Tabela studenata na predmetu, razvrstanih po grupama, koja prikazuje ukupan rezultat uključujući ispite, prisustvo i zadaće. Parametar </text:span><text:span text:style-name="T4">skrati=da</text:span><text:span text:style-name="T12"> znači se podaci o prisustvu i zadaćama sumiraju u dvije kolone, a </text:span><text:span text:style-name="T4">razdvoji_ispite=da</text:span><text:span text:style-name="T12"> ne uzima najbolji rezultat sa popravnih ispita, nego prikazuje svaki održani ispit u zasebnoj koloni.</text:span></text:p>
      <text:p text:style-name="P30"><text:span text:style-name="T12"/></text:p>
      <text:p text:style-name="P30"><text:span text:style-name="T12"/></text:p>
      <text:p text:style-name="P36"><text:span text:style-name="T4">izvjestaj/prijemni</text:span></text:p>
      <text:p text:style-name="P36"><text:span text:style-name="T5">Rang-lista studenata na prijemnom ispitu. Ovaj izvještaj je dosta prilagođavan potrebama ETFa.</text:span></text:p>
      <text:list xml:id="list1725195905" text:style-name="L9">
        <text:list-item>
          <text:p text:style-name="P43"><text:span text:style-name="T7">akcija</text:span></text:p>
          <text:list>
            <text:list-item>
              <text:p text:style-name="P43"><text:span text:style-name="T7">kandidati</text:span><text:span text:style-name="T11"> - rang-lista prije održanog prijemnog ispita (bodovi ostvareni u srednjoj školi)</text:span></text:p>
            </text:list-item>
            <text:list-item>
              <text:p text:style-name="P43"><text:span text:style-name="T7">(nešto drugo)</text:span><text:span text:style-name="T11"> - uključuje se i rezultat prijemnog ispita</text:span></text:p>
            </text:list-item>
          </text:list>
        </text:list-item>
        <text:list-item>
          <text:p text:style-name="P31"><text:span text:style-name="T12">sakrij_bodove - uopšte ne prikazuje bodove nego samo imena kandidata</text:span></text:p>
        </text:list-item>
        <text:list-item>
          <text:p text:style-name="P31"><text:span text:style-name="T4">iz</text:span></text:p>
          <text:list>
            <text:list-item>
              <text:p text:style-name="P31"><text:span text:style-name="T4">bih</text:span><text:span text:style-name="T12"> - samo kandidati iz BiH</text:span></text:p>
            </text:list-item>
            <text:list-item>
              <text:p text:style-name="P31"><text:span text:style-name="T4">strani</text:span><text:span text:style-name="T12"> - samo strani kandidati</text:span></text:p>
            </text:list-item>
            <text:list-item>
              <text:p text:style-name="P31"><text:span text:style-name="T4">(nešto drugo)</text:span><text:span text:style-name="T12"> - svi kandidati</text:span></text:p>
            </text:list-item>
          </text:list>
        </text:list-item>
        <text:list-item>
          <text:p text:style-name="P31"><text:span text:style-name="T4">sort</text:span></text:p>
          <text:list>
            <text:list-item>
              <text:p text:style-name="P31"><text:span text:style-name="T4">abecedno</text:span><text:span text:style-name="T12"> - sortiraj kandidate abecedno</text:span></text:p>
            </text:list-item>
            <text:list-item>
              <text:p text:style-name="P31"><text:span text:style-name="T4">(nešto drugo)</text:span><text:span text:style-name="T12"> - sortiraj kandidate po broju bodova</text:span></text:p>
            </text:list-item>
          </text:list>
        </text:list-item>
        <text:list-item>
          <text:p text:style-name="P31"><text:span text:style-name="T4">termin=(cijeli broj)</text:span><text:span text:style-name="T12"> - prikazuje rezultate nakon datog termina prijemnog ispita npr. termin=1 su rezultati nakon prvog termina prijemnog ispita</text:span></text:p>
        </text:list-item>
      </text:list>
      <text:p text:style-name="P30"><text:span text:style-name="T12"/></text:p>
      <text:p text:style-name="P30"><text:span text:style-name="T12"/></text:p>
      <text:p text:style-name="P30"><text:span text:style-name="T12"/></text:p>
      <text:p text:style-name="P26"><text:span text:style-name="T12">izvjestaj/progress</text:span></text:p>
      <text:p text:style-name="P30"><text:span text:style-name="T12">Nešto detaljnija verzija </text:span><text:span text:style-name="T4">izvjestaj/index</text:span><text:span text:style-name="T12">, pored ocjene prikazuje i rezultate ostvarene na ispitima. Parametar </text:span><text:span text:style-name="T4">razdvoji_ispite=1</text:span><text:span text:style-name="T12"> prikazuje svaki ispit na koji je student izlazio, sa datumima.</text:span></text:p>
      <text:p text:style-name="P30"><text:span text:style-name="T12"/></text:p>
      <text:p text:style-name="P30"><text:span text:style-name="T12"/></text:p>
      <text:p text:style-name="P26"><text:soft-page-break/><text:span text:style-name="T12">izvjestaj/prolaznost</text:span></text:p>
      <text:p text:style-name="P30"><text:span text:style-name="T12">Tabela studenata sa rezultatima ostvarenim na ispitima i pregled prolaznosti. Izvještaj se generiše na nivou studija i semestra. </text:span></text:p>
      <text:list xml:id="list1943989971" text:style-name="L10">
        <text:list-item>
          <text:p text:style-name="P17"><text:span text:style-name="T5">studij, period, godina, semestar</text:span></text:p>
        </text:list-item>
        <text:list-item>
          <text:p text:style-name="P17"><text:span text:style-name="T5">cista_gen</text:span></text:p>
          <text:list>
            <text:list-item>
              <text:p text:style-name="P17"><text:span text:style-name="T5">0</text:span><text:span text:style-name="T11"> - Redovni studenti, ponovci, preneseni predmeti i kolizija</text:span></text:p>
            </text:list-item>
            <text:list-item>
              <text:p text:style-name="P17"><text:span text:style-name="T5">1</text:span><text:span text:style-name="T11"> - Redovni studenti i ponovci</text:span></text:p>
            </text:list-item>
            <text:list-item>
              <text:p text:style-name="P17"><text:span text:style-name="T5">2</text:span><text:span text:style-name="T11"> - Redovni studenti</text:span></text:p>
            </text:list-item>
            <text:list-item>
              <text:p text:style-name="P17"><text:span text:style-name="T5">3</text:span><text:span text:style-name="T11"> - "Čista generacija" (studenti koji nikada nisu ponovili godinu)</text:span></text:p>
            </text:list-item>
          </text:list>
        </text:list-item>
        <text:list-item>
          <text:p text:style-name="P17"><text:span text:style-name="T5">ispit</text:span></text:p>
          <text:list>
            <text:list-item>
              <text:p text:style-name="P17"><text:span text:style-name="T5">1</text:span><text:span text:style-name="T11"> - I parcijalni ispit</text:span></text:p>
            </text:list-item>
            <text:list-item>
              <text:p text:style-name="P17"><text:span text:style-name="T5">2</text:span><text:span text:style-name="T11"> - II parcijalni ispit</text:span></text:p>
            </text:list-item>
            <text:list-item>
              <text:p text:style-name="P17"><text:span text:style-name="T5">3</text:span><text:span text:style-name="T11"> - Ukupni zbir bodova</text:span></text:p>
            </text:list-item>
            <text:list-item>
              <text:p text:style-name="P17"><text:span text:style-name="T5">4</text:span><text:span text:style-name="T11"> - Konačna ocjena</text:span></text:p>
            </text:list-item>
          </text:list>
        </text:list-item>
        <text:list-item>
          <text:p text:style-name="P17"><text:span text:style-name="T5">studenti</text:span></text:p>
          <text:list>
            <text:list-item>
              <text:p text:style-name="P17"><text:span text:style-name="T5">1</text:span><text:span text:style-name="T11"> - prikaz podataka za svakog pojedinačnog studenta</text:span></text:p>
            </text:list-item>
            <text:list-item>
              <text:p text:style-name="P17"><text:span text:style-name="T5">0</text:span><text:span text:style-name="T11"> - samo tablica sa sumama</text:span></text:p>
            </text:list-item>
          </text:list>
        </text:list-item>
        <text:list-item>
          <text:p text:style-name="P17"><text:span text:style-name="T5">sortiranje</text:span><text:span text:style-name="T11"> - sortiranje tabele studenata (ako </text:span><text:span text:style-name="T5">studenti=1</text:span><text:span text:style-name="T11">)</text:span></text:p>
          <text:list>
            <text:list-item>
              <text:p text:style-name="P17"><text:span text:style-name="T5">1</text:span><text:span text:style-name="T11"> - po ostvarenim bodovima / prosjeku</text:span></text:p>
            </text:list-item>
            <text:list-item>
              <text:p text:style-name="P17"><text:span text:style-name="T5">0</text:span><text:span text:style-name="T11"> - abecedno</text:span></text:p>
            </text:list-item>
          </text:list>
        </text:list-item>
        <text:list-item>
          <text:p text:style-name="P17"><text:span text:style-name="T5">oboji</text:span></text:p>
          <text:list>
            <text:list-item>
              <text:p text:style-name="P17"><text:span text:style-name="T5">odsjek</text:span><text:span text:style-name="T11"> - koristi boje da bi naznačio koji studij je upisao student, kada se posmatraju svi studiji zajedno</text:span></text:p>
            </text:list-item>
          </text:list>
        </text:list-item>
      </text:list>
      <text:p text:style-name="P14"><text:span text:style-name="T11"/></text:p>
      <text:p text:style-name="P14"><text:span text:style-name="T11"/></text:p>
      <text:p text:style-name="P25"><text:span text:style-name="T12">NASTAVNIK FOLDER</text:span></text:p>
      <text:p text:style-name="P26"><text:span text:style-name="T12"/></text:p>
      <text:p text:style-name="P26"><text:span text:style-name="T12">nastavnik/grupe</text:span></text:p>
      <text:p text:style-name="P30"><text:span text:style-name="T12">Administracija grupa. Modul omogućuje kreiranje novih grupa i razmještaj studenata po grupama. Vidjeti tabelu </text:span><text:span text:style-name="T4">labgrupa</text:span><text:span text:style-name="T12">.</text:span></text:p>
      <text:p text:style-name="P30"><text:span text:style-name="T12"/></text:p>
      <text:p text:style-name="P30"><text:span text:style-name="T12"/></text:p>
      <text:p text:style-name="P26"><text:span text:style-name="T12">nastavnik/ispiti</text:span></text:p>
      <text:p text:style-name="P30"><text:span text:style-name="T12">Administracija ispita. Omogućuje kreiranje ispita i masovni unos rezultata ispita. Vidjeti tabelu </text:span><text:span text:style-name="T4">ispit</text:span><text:span text:style-name="T12">.</text:span></text:p>
      <text:p text:style-name="P30"><text:span text:style-name="T12"/></text:p>
      <text:p text:style-name="P30"><text:span text:style-name="T12"/></text:p>
      <text:p text:style-name="P26"><text:span text:style-name="T12">nastavnik/izvjestaji</text:span></text:p>
      <text:p text:style-name="P30"><text:span text:style-name="T12">Stranica sa linkovima na razne izvještaje dostupne nastavniku.</text:span></text:p>
      <text:p text:style-name="P30"><text:span text:style-name="T12"/></text:p>
      <text:p text:style-name="P30"><text:span text:style-name="T12"/></text:p>
      <text:p text:style-name="P26"><text:span text:style-name="T12">nastavnik/obavjestenja</text:span></text:p>
      <text:p text:style-name="P30"><text:span text:style-name="T12">Slanje obavještenja studentima. Obavještenja se mogu slati po grupama ili svim studentima na predmetu, a kopija obavještenja može biti poslana mailom. Vidjeti tabelu </text:span><text:span text:style-name="T4">poruka</text:span><text:span text:style-name="T12">.</text:span></text:p>
      <text:p text:style-name="P30"><text:span text:style-name="T12"/></text:p>
      <text:p text:style-name="P30"><text:span text:style-name="T12"/></text:p>
      <text:p text:style-name="P26"><text:span text:style-name="T12">nastavnik/ocjena</text:span></text:p>
      <text:p text:style-name="P30"><text:span text:style-name="T12">Modul omogućuje masovni unos konačnih ocjena na predmetu.</text:span></text:p>
      <text:p text:style-name="P30"><text:span text:style-name="T12"/></text:p>
      <text:p text:style-name="P30"><text:span text:style-name="T12"/></text:p>
      <text:p text:style-name="P26"><text:span text:style-name="T12">nastavnik/predmet</text:span></text:p>
      <text:p text:style-name="P30"><text:span text:style-name="T12">Početna stranica za administraciju predmeta. Na ovoj stranici za sada se nalazi samo </text:span><text:soft-page-break/><text:span text:style-name="T12">izbor studentskih modula koje nastavnik želi omogućiti studentima (vidjeti dokument </text:span><text:span text:style-name="T4">schema.odt</text:span><text:span text:style-name="T12"> tabela </text:span><text:span text:style-name="T4">studentski_moduli</text:span><text:span text:style-name="T12">).</text:span></text:p>
      <text:p text:style-name="P30"><text:span text:style-name="T12"/></text:p>
      <text:p text:style-name="P30"><text:span text:style-name="T12"/></text:p>
      <text:p text:style-name="P26"><text:span text:style-name="T12">nastavnik/zadace</text:span></text:p>
      <text:p text:style-name="P30"><text:span text:style-name="T12">Adminstracija zadaća. Modul omogućuje kreiranje zadaće i masovni unos bodova na zadaći. Vidjeti tabelu </text:span><text:span text:style-name="T4">zadaca</text:span><text:span text:style-name="T12">.</text:span></text:p>
      <text:p text:style-name="P30"><text:span text:style-name="T12"/></text:p>
      <text:p text:style-name="P30"><text:span text:style-name="T12"/></text:p>
      <text:p text:style-name="P25"><text:span text:style-name="T12">PUBLIC FOLDER</text:span></text:p>
      <text:p text:style-name="P25"><text:span text:style-name="T12"/></text:p>
      <text:p text:style-name="P26"><text:span text:style-name="T12">public/intro</text:span></text:p>
      <text:p text:style-name="P30"><text:span text:style-name="T12">Početna stranica za neprijavljenog korisnika. Ova stranica za sada prikazuje login formu i tabelu predmeta radi pristupa dnevniku (</text:span><text:span text:style-name="T4">izvjestaj/predmet</text:span><text:span text:style-name="T12">).</text:span></text:p>
      <text:p text:style-name="P30"><text:span text:style-name="T12"/></text:p>
      <text:p text:style-name="P30"><text:span text:style-name="T12"/></text:p>
      <text:p text:style-name="P26"><text:span text:style-name="T12">public/predmeti</text:span></text:p>
      <text:p text:style-name="P30"><text:span text:style-name="T12">Ovaj modul se ne prikazuje kao takav nego daje spisak predmeta u JavaScript baziranom stablu. Modul se trenutno poziva iz </text:span><text:span text:style-name="T4">public/intro</text:span><text:span text:style-name="T12"> i </text:span><text:span text:style-name="T4">admin/intro</text:span><text:span text:style-name="T12">.</text:span></text:p>
      <text:p text:style-name="P30"><text:span text:style-name="T12"/></text:p>
      <text:p text:style-name="P30"><text:span text:style-name="T12"/></text:p>
      <text:p text:style-name="P25"><text:span text:style-name="T12">SARADNIK FOLDER</text:span></text:p>
      <text:p text:style-name="P25"><text:span text:style-name="T12"/></text:p>
      <text:p text:style-name="P26"><text:span text:style-name="T12">saradnik/grupa</text:span></text:p>
      <text:p text:style-name="P30"><text:span text:style-name="T12">Pregled svih studenata u grupi sa prisustvom, zadaćama, rezultatima ispita i konačnom ocjenom. Sve komponente su editabilne pomoću AJAHa. Ako se parametar </text:span><text:span text:style-name="T4">grupa</text:span><text:span text:style-name="T12"> postavi na 0, prikazuju se svi studenti upisani na predmet. Parametar </text:span><text:span text:style-name="T4">kreiranje=1</text:span><text:span text:style-name="T12"> prikazuje ikone zadaća čak i ako student nije poslao zadaću, što omogućuje unos statusa zadaće na predmetima gdje studenti ne šalju zadaće kroz Zamger.</text:span></text:p>
      <text:p text:style-name="P30"><text:span text:style-name="T12"/></text:p>
      <text:p text:style-name="P30"><text:span text:style-name="T12"/></text:p>
      <text:p text:style-name="P26"><text:span text:style-name="T12">saradnik/intro</text:span></text:p>
      <text:p text:style-name="P32"><text:span text:style-name="T12">Početna stranica za saradnike (nastavnike i asistente) - link "Spisak predmeta i grupa". Prikazuje predmete kao kocke u kojima su dati linkovi na grupe, kao i link [EDIT] ukoliko korisnik ima administratorske privilegije. Parametar </text:span><text:span text:style-name="T4">sve=1</text:span><text:span text:style-name="T12"> omogućuje prikaz predmeta sa svih akademskih godina, u suprotnom se prikazuje samo aktuelna akademska godina (vidjeti dokument </text:span><text:span text:style-name="T4">schema.odt</text:span><text:span text:style-name="T12"> tabela </text:span><text:span text:style-name="T4">akademska_godina</text:span><text:span text:style-name="T12">).</text:span></text:p>
      <text:p text:style-name="P32"><text:span text:style-name="T12"/></text:p>
      <text:p text:style-name="P32"><text:span text:style-name="T12"/></text:p>
      <text:p text:style-name="P27"><text:span text:style-name="T12">saradnik/izmjena_studenta</text:span></text:p>
      <text:p text:style-name="P32"><text:span text:style-name="T12">Popup stranica koja omogućuje izmjenu određenih podataka o studentu i promjenu grupe. Poziva se klikom na ime studenta na stranici </text:span><text:span text:style-name="T4">saradnik/grupa</text:span><text:span text:style-name="T12">.</text:span></text:p>
      <text:p text:style-name="P32"><text:span text:style-name="T12"/></text:p>
      <text:p text:style-name="P32"><text:span text:style-name="T12"/></text:p>
      <text:p text:style-name="P27"><text:span text:style-name="T12">saradnik/komentar</text:span></text:p>
      <text:p text:style-name="P32"><text:span text:style-name="T12">Popup stranica koja omogućuje ostavljanje komentara na rad studenta (tabela </text:span><text:span text:style-name="T4">komentar</text:span><text:span text:style-name="T12">). Poziva se klikom na ikonu oblačić na stranici </text:span><text:span text:style-name="T4">saradnik/grupa</text:span><text:span text:style-name="T12">.</text:span></text:p>
      <text:p text:style-name="P32"><text:span text:style-name="T12"/></text:p>
      <text:p text:style-name="P32"><text:span text:style-name="T12"/></text:p>
      <text:p text:style-name="P27"><text:span text:style-name="T12">saradnik/zadaca</text:span></text:p>
      <text:p text:style-name="P32"><text:span text:style-name="T12">Popup stranica za ažuriranje podataka o zadaći. Omogućuje unos bodova, određivanje statusa zadaće (vidjeti tabele </text:span><text:span text:style-name="T4">zadaca</text:span><text:span text:style-name="T12"> i </text:span><text:span text:style-name="T4">zadatak</text:span><text:span text:style-name="T12">) i pokretanje programa (ako je u nekom od podržanih jezika). Poziva se klikom na ikonu zadaće na stranici </text:span><text:span text:style-name="T4">saradnik/grupa</text:span><text:span text:style-name="T12">.</text:span></text:p>
      <text:p text:style-name="P32"><text:span text:style-name="T12"/></text:p>
      <text:p text:style-name="P32"><text:span text:style-name="T12"/></text:p>
      <text:p text:style-name="P28"><text:soft-page-break/><text:span text:style-name="T12">STUDENT FOLDER</text:span></text:p>
      <text:p text:style-name="P28"><text:span text:style-name="T12"/></text:p>
      <text:p text:style-name="P27"><text:span text:style-name="T12">student/intro</text:span></text:p>
      <text:p text:style-name="P32"><text:span text:style-name="T12">Početna stranica Zamger studentskog interfejsa. Prikazuje stablo predmeta na koje je student upisan, aktuelnosti, obavještenja, poruke u inboxu, RSS. Nema parametara.</text:span></text:p>
      <text:p text:style-name="P32"><text:span text:style-name="T12"/></text:p>
      <text:p text:style-name="P32"><text:span text:style-name="T12"/></text:p>
      <text:p text:style-name="P27"><text:span text:style-name="T12">student/pdf</text:span></text:p>
      <text:p text:style-name="P32"><text:span text:style-name="T12">Generisanje PDFa poslane zadaće.</text:span></text:p>
      <text:p text:style-name="P32"><text:span text:style-name="T12"/></text:p>
      <text:p text:style-name="P32"><text:span text:style-name="T12"/></text:p>
      <text:p text:style-name="P27"><text:span text:style-name="T12">student/predmet</text:span></text:p>
      <text:p text:style-name="P32"><text:span text:style-name="T12">Statusna stranica pojedinačnog predmeta. Daje informacije o ostvarenim bodovima na predmetu (po raznim kriterijima) i omogućuje klikanje na pregledane zadaće.</text:span></text:p>
      <text:p text:style-name="P32"><text:span text:style-name="T12"/></text:p>
      <text:p text:style-name="P32"><text:span text:style-name="T12"/></text:p>
      <text:p text:style-name="P27"><text:span text:style-name="T12">student/prosjeci</text:span></text:p>
      <text:p text:style-name="P32"><text:span text:style-name="T12">Ispisuje ukupan prosjek studenta, te prosjeke po godinama i semestrima.</text:span></text:p>
      <text:p text:style-name="P32"><text:span text:style-name="T12"/></text:p>
      <text:p text:style-name="P32"><text:span text:style-name="T12"/></text:p>
      <text:p text:style-name="P27"><text:span text:style-name="T12">student/zadaca</text:span></text:p>
      <text:p text:style-name="P32"><text:span text:style-name="T12">Modul za prikaz i slanje zadaće. </text:span><text:span text:style-name="T4">akcija=slanje</text:span><text:span text:style-name="T12"> aktivira slanje zadaće. U slučaju da je zadaća definisana kao attachment (vidjeti tabelu </text:span><text:span text:style-name="T4">zadaca</text:span><text:span text:style-name="T12">), prikazuje se odgovarajući interfejs. Ako nisu dati parametri </text:span><text:span text:style-name="T4">zadaca </text:span><text:span text:style-name="T12">i</text:span><text:span text:style-name="T4"> zadatak</text:span><text:span text:style-name="T12">, modul pokušava biti pametan i sam skontati sljedeći neurađeni ili nedovršeni zadatak.</text:span></text:p>
      <text:p text:style-name="P32"><text:span text:style-name="T12"/></text:p>
      <text:p text:style-name="P32"><text:span text:style-name="T12"/></text:p>
      <text:p text:style-name="P28"><text:span text:style-name="T12">STUDENTSKA FOLDER</text:span></text:p>
      <text:p text:style-name="P28"><text:span text:style-name="T12"/></text:p>
      <text:p text:style-name="P27"><text:span text:style-name="T12">studentska/intro</text:span></text:p>
      <text:p text:style-name="P32"><text:span text:style-name="T12">Početna stranica studentske službe. Za sada ovdje se nalazi pregled zahtjeva za promjenu ličnih podataka koji mogu biti odobreni ili odbijeni (vidjeti tabelu </text:span><text:span text:style-name="T4">promjena_podataka</text:span><text:span text:style-name="T12">).</text:span></text:p>
      <text:p text:style-name="P32"><text:span text:style-name="T12"/></text:p>
      <text:p text:style-name="P32"><text:span text:style-name="T12"/></text:p>
      <text:p text:style-name="P27"><text:span text:style-name="T12">studentska/izvjestaji</text:span></text:p>
      <text:p text:style-name="P32"><text:span text:style-name="T12">Spisak izvještaja dostupnih studentskoj službi i forma za generisanje izvještaja </text:span><text:span text:style-name="T4">izvjestaj/prolaznost</text:span><text:span text:style-name="T12">.</text:span></text:p>
      <text:p text:style-name="P32"><text:span text:style-name="T12"/></text:p>
      <text:p text:style-name="P32"><text:span text:style-name="T12"/></text:p>
      <text:p text:style-name="P27"><text:span text:style-name="T12">studentska/obavijest</text:span></text:p>
      <text:p text:style-name="P32"><text:span text:style-name="T12">Modul koji omogućuje pregled obavještenja koje su svi predmetni profesori slali, kao i slanje obavještenja za bilo koji predmet.</text:span></text:p>
      <text:p text:style-name="P32"><text:span text:style-name="T12"/></text:p>
      <text:p text:style-name="P32"><text:span text:style-name="T12"/></text:p>
      <text:p text:style-name="P27"><text:span text:style-name="T12">studentska/osobe</text:span></text:p>
      <text:p text:style-name="P32"><text:span text:style-name="T12">Modul za administriranje osoba na predmetu. Omogućuje kreiranje novih osoba, promjenu svih podataka, upis studenata na studije i predmete, angažman nastavnika na predmete itd. Parametar </text:span><text:span text:style-name="T4">akcija</text:span><text:span text:style-name="T12"> ima vrijednosti:</text:span></text:p>
      <text:list xml:id="list1395515914" text:style-name="L11">
        <text:list-item>
          <text:p text:style-name="P19"><text:span text:style-name="T5">novi</text:span><text:span text:style-name="T11"> - kreiranje nove osobe</text:span></text:p>
        </text:list-item>
        <text:list-item>
          <text:p text:style-name="P19"><text:span text:style-name="T5">podaci</text:span><text:span text:style-name="T11"> - izmjena ličnih podataka osobe (tabela </text:span><text:span text:style-name="T5">osoba</text:span><text:span text:style-name="T11">)</text:span></text:p>
        </text:list-item>
        <text:list-item>
          <text:p text:style-name="P19"><text:span text:style-name="T5">upis</text:span><text:span text:style-name="T11"> - upis studenta na studij i semestar, uz provjeru uslova, unos nedostajućih podataka, izbor izbornih predmeta itd.</text:span></text:p>
        </text:list-item>
        <text:list-item>
          <text:p text:style-name="P19"><text:span text:style-name="T5">edit</text:span><text:span text:style-name="T11"> - prikaz detaljnih podataka o jednoj osobi uz mogućnosti izmjene</text:span></text:p>
          <text:list>
            <text:list-item>
              <text:p text:style-name="P19"><text:span text:style-name="T5">subakcija=auth</text:span><text:span text:style-name="T11"> - promjena pristupnih podataka</text:span></text:p>
            </text:list-item>
            <text:list-item>
              <text:p text:style-name="P19"><text:soft-page-break/><text:span text:style-name="T5">subakcija=upisi</text:span><text:span text:style-name="T11"> - upis studenta na jedan predmet</text:span></text:p>
            </text:list-item>
            <text:list-item>
              <text:p text:style-name="P19"><text:span text:style-name="T5">subakcija=angazuj</text:span><text:span text:style-name="T11"> - angažman nastavnika na predmet</text:span></text:p>
            </text:list-item>
            <text:list-item>
              <text:p text:style-name="P19"><text:span text:style-name="T5">subakcija=uloga</text:span><text:span text:style-name="T11"> - definisanje privilegija korisnika, odnosno uloge: student, nastavnik, studentska služba, administrator</text:span></text:p>
            </text:list-item>
          </text:list>
        </text:list-item>
        <text:list-item>
          <text:p text:style-name="P19"><text:span text:style-name="T5">(nešto drugo)</text:span><text:span text:style-name="T11"> - pretraga osoba i forma za unos nove osobe</text:span></text:p>
        </text:list-item>
      </text:list>
      <text:p text:style-name="P18"><text:span text:style-name="T11"/></text:p>
      <text:p text:style-name="P18"><text:span text:style-name="T11"/></text:p>
      <text:p text:style-name="P27"><text:span text:style-name="T12">studentska/predmeti</text:span></text:p>
      <text:p text:style-name="P32"><text:span text:style-name="T12">Modul koji omogućuje pretragu predmeta, kreiranje novog predmeta, angažman nastavnika na predmetu itd. Vidjeti tabele </text:span><text:span text:style-name="T4">predmet</text:span><text:span text:style-name="T12"> i </text:span><text:span text:style-name="T4">ponudakursa</text:span><text:span text:style-name="T12">. Parametar </text:span><text:span text:style-name="T4">akcija</text:span><text:span text:style-name="T12"> ima vrijednosti:</text:span></text:p>
      <text:list xml:id="list1450349405" text:style-name="L12">
        <text:list-item>
          <text:p text:style-name="P20"><text:span text:style-name="T5">ogranicenja</text:span><text:span text:style-name="T11"> - formular za određivanje ograničenja nastavnika na predmetu (vidjeti tabelu </text:span><text:span text:style-name="T5">ogranicenja</text:span><text:span text:style-name="T11">)</text:span></text:p>
        </text:list-item>
        <text:list-item>
          <text:p text:style-name="P20"><text:span text:style-name="T5">novi</text:span><text:span text:style-name="T11"> - kreiranje novog predmeta</text:span></text:p>
        </text:list-item>
        <text:list-item>
          <text:p text:style-name="P20"><text:span text:style-name="T5">edit</text:span><text:span text:style-name="T11"> - prikaz podataka o predmetu</text:span></text:p>
          <text:list>
            <text:list-item>
              <text:p text:style-name="P20"><text:span text:style-name="T5">subakcija=dodaj</text:span><text:span text:style-name="T11"> - angažman nastavnika na predmetu</text:span></text:p>
            </text:list-item>
            <text:list-item>
              <text:p text:style-name="P20"><text:span text:style-name="T5">subakcija=set_admin</text:span><text:span text:style-name="T11"> - proglašenje nastavnika za administratora predmeta</text:span></text:p>
            </text:list-item>
            <text:list-item>
              <text:p text:style-name="P20"><text:span text:style-name="T5">subakcija=izbaci</text:span><text:span text:style-name="T11"> - poništavanje angažmana nastavnika na predmetu</text:span></text:p>
            </text:list-item>
            <text:list-item>
              <text:p text:style-name="P20"><text:span text:style-name="T5">subakcija=podaci</text:span><text:span text:style-name="T11"> - promjena podataka predmeta (naziv itd.)</text:span></text:p>
            </text:list-item>
          </text:list>
        </text:list-item>
        <text:list-item>
          <text:p text:style-name="P20"><text:span text:style-name="T5">(nešto drugo)</text:span><text:span text:style-name="T11"> - pretraga predmeta i forma za unos novog predmeta</text:span></text:p>
        </text:list-item>
      </text:list>
      <text:p text:style-name="P18"><text:span text:style-name="T11"/></text:p>
      <text:p text:style-name="P18"><text:span text:style-name="T11"/></text:p>
      <text:p text:style-name="P27"><text:span text:style-name="T12">studentska/prijemni</text:span></text:p>
      <text:p text:style-name="P32"><text:span text:style-name="T12">Modul za administraciju prijemnog ispita. Ovaj modul omogućuje unos kandidata za prijemni, svih podataka uključujući ocjene i rezultate prijemnog, kriterija za prijemni i linkove za rang-liste (</text:span><text:span text:style-name="T4">izvjestaj/prijemni</text:span><text:span text:style-name="T12">). Parametar </text:span><text:span text:style-name="T4">akcija</text:span><text:span text:style-name="T12"> ima vrijednosti:</text:span></text:p>
      <text:list xml:id="list1428082886" text:style-name="L13">
        <text:list-item>
          <text:p text:style-name="P21"><text:span text:style-name="T5">spisak</text:span><text:span text:style-name="T11"> - spisak dostupnih izvještaja</text:span></text:p>
        </text:list-item>
        <text:list-item>
          <text:p text:style-name="P21"><text:span text:style-name="T5">prijemni</text:span><text:span text:style-name="T11"> - unos bodova ostvarenih na prijemnom ispitu</text:span></text:p>
        </text:list-item>
        <text:list-item>
          <text:p text:style-name="P21"><text:span text:style-name="T5">obrisi</text:span><text:span text:style-name="T11"> - brisanje kandidata (poziva se sa </text:span><text:span text:style-name="T5">akcija=pregled</text:span><text:span text:style-name="T11">)</text:span></text:p>
        </text:list-item>
        <text:list-item>
          <text:p text:style-name="P21"><text:span text:style-name="T5">unospotvrda</text:span><text:span text:style-name="T11"> - obrada podataka sa prozora za unos (</text:span><text:span text:style-name="T5">akcija=unos</text:span><text:span text:style-name="T11">) i potvrda ispravnosti unesenih podataka</text:span></text:p>
        </text:list-item>
        <text:list-item>
          <text:p text:style-name="P21"><text:span text:style-name="T5">pregled</text:span><text:span text:style-name="T11"> - tabelarni pregled svih kandidata na prijemnom ispitu sa svim podacima i bodovima (horizontalni scroll!)</text:span></text:p>
        </text:list-item>
        <text:list-item>
          <text:p text:style-name="P21"><text:span text:style-name="T5">unos</text:span><text:span text:style-name="T11"> - forma koja istovremeno služi za unos novog kandidata i izmjenu postojećeg (ovo se razlikuje prema polju Redni broj koji ustvari predstavlja broj dosjea u studentskoj službi)</text:span></text:p>
        </text:list-item>
        <text:list-item>
          <text:p text:style-name="P21"><text:span text:style-name="T5">unos_kriterij</text:span><text:span text:style-name="T11"> - kriteriji za upis kandidata na fakultet (tabela </text:span><text:span text:style-name="T5">upis_kriterij</text:span><text:span text:style-name="T11">)</text:span></text:p>
        </text:list-item>
      </text:list>
      <text:p text:style-name="P18"><text:span text:style-name="T11"/></text:p>
      <text:p text:style-name="P18"><text:span text:style-name="T11"/></text:p>
      <text:p text:style-name="P27"><text:span text:style-name="T12">studentska/print</text:span></text:p>
      <text:p text:style-name="P32"><text:span text:style-name="T12">Jedna od stranica modula za raspored (spojiti u </text:span><text:span text:style-name="T4">studentska/raspored</text:span><text:span text:style-name="T12"> !)</text:span></text:p>
      <text:p text:style-name="P32"><text:span text:style-name="T12"/></text:p>
      <text:p text:style-name="P32"><text:span text:style-name="T12"/></text:p>
      <text:p text:style-name="P27"><text:span text:style-name="T12">studentska/prodsjeka</text:span></text:p>
      <text:p text:style-name="P32"><text:span text:style-name="T12">Administracija zahtjeva za promjenu odsjeka (vidjeti tabelu </text:span><text:span text:style-name="T4">promjena_odsjeka</text:span><text:span text:style-name="T12">). Parametar </text:span><text:span text:style-name="T4">akcija</text:span><text:span text:style-name="T12"> ima vrijednosti:</text:span></text:p>
      <text:list xml:id="list854258061" text:style-name="L14">
        <text:list-item>
          <text:p text:style-name="P22"><text:span text:style-name="T5">obrisi</text:span><text:span text:style-name="T11"> - briše zahtjev za promjenu odsjeka</text:span></text:p>
        </text:list-item>
        <text:list-item>
          <text:p text:style-name="P22"><text:span text:style-name="T5">dodaj</text:span><text:span text:style-name="T11"> - dodaje zahtjev za promjenu odsjeka</text:span></text:p>
        </text:list-item>
        <text:list-item>
          <text:p text:style-name="P22"><text:span text:style-name="T5">kratkiizvj</text:span><text:span text:style-name="T11"> - kratki izvještaj o zahtjevima za promjenu odsjeka (tabela sa brojevima zahtjeva)</text:span></text:p>
        </text:list-item>
        <text:list-item>
          <text:p text:style-name="P22"><text:span text:style-name="T5">izvjestaj</text:span><text:span text:style-name="T11"> - dugi izvještaj - spisak svih zahtjeva sa kriterijima da li će zahtjevi biti odobreni (kriteriji se prosljeđuju kao parametri </text:span><text:span text:style-name="T5">limit-*</text:span><text:span text:style-name="T11">)</text:span></text:p>
        </text:list-item>
        <text:list-item>
          <text:p text:style-name="P22"><text:soft-page-break/><text:span text:style-name="T5">(nešto drugo)</text:span><text:span text:style-name="T11"> - prikaz spiska zahtjeva bez rangiranja, te forma za unos novog zahtjeva</text:span></text:p>
        </text:list-item>
      </text:list>
      <text:p text:style-name="P18"><text:span text:style-name="T11"/></text:p>
      <text:p text:style-name="P18"><text:span text:style-name="T11"/></text:p>
      <text:p text:style-name="P27"><text:span text:style-name="T12">studentska/raspored</text:span></text:p>
      <text:p text:style-name="P32"><text:span text:style-name="T12">Modul za administraciju rasporeda. Obzirom na nove zahtjeve studentske službe, vjerovatno će biti potpuno prepisan.</text:span></text:p>
      <text:p text:style-name="P32"><text:span text:style-name="T12"/></text:p>
      <text:p text:style-name="P32"><text:span text:style-name="T12"/></text:p>
      <text:p text:style-name="P27"><text:span text:style-name="T12">studentska/showTmpRas</text:span></text:p>
      <text:p text:style-name="P32"><text:span text:style-name="T12">Jedna od stranica modula za raspored (spojiti u </text:span><text:span text:style-name="T4">studentska/raspored</text:span><text:span text:style-name="T12">!)</text:span></text:p>
      <text:p text:style-name="P32"><text:span text:style-name="T12"/></text:p>
      <text:p text:style-name="P32"><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11T12:23:07</meta:creation-date>
    <dc:date>2009-02-11T15:10:13</dc:date>
    <meta:editing-duration>PT02H47M50S</meta:editing-duration>
    <meta:editing-cycles>9</meta:editing-cycles>
    <meta:generator>OpenOffice.org/3.0$Linux OpenOffice.org_project/300m9$Build-9358</meta:generator>
    <meta:document-statistic meta:table-count="0" meta:image-count="0" meta:object-count="0" meta:page-count="10" meta:paragraph-count="234" meta:word-count="2428" meta:character-count="16833"/>
    <meta:user-defined meta:name="Info 1"/>
    <meta:user-defined meta:name="Info 2"/>
    <meta:user-defined meta:name="Info 3"/>
    <meta:user-defined meta:name="Info 4"/>
  </office:meta>
</office:document-meta>
</file>